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com" table:style-name="ta1">
        <table:table-column table:style-name="co1" table:default-cell-style-name="Default"/>
        <table:table-row table:style-name="ro1">
          <table:table-cell/>
        </table:table-row>
      </table:table>
      <table:table table:name="primos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1 nodo 2 cores</text:p>
          </table:table-cell>
          <table:table-cell/>
          <table:table-cell office:value-type="string" calcext:value-type="string">
            <text:p>2 proces</text:p>
          </table:table-cell>
          <table:table-cell table:number-columns-repeated="7"/>
          <table:table-cell office:value-type="string" calcext:value-type="string">
            <text:p>2 nodos 2 cores</text:p>
          </table:table-cell>
          <table:table-cell/>
          <table:table-cell office:value-type="string" calcext:value-type="string">
            <text:p>4 procesos</text:p>
          </table:table-cell>
          <table:table-cell table:number-columns-repeated="7"/>
          <table:table-cell office:value-type="string" calcext:value-type="string">
            <text:p>4 nodos 1 core</text:p>
          </table:table-cell>
          <table:table-cell/>
          <table:table-cell office:value-type="string" calcext:value-type="string">
            <text:p>4 proceso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/>Primos menores que <text:s text:c="7"/>500: <text:s text:c="8"/>95. Tiempo secuencial: 0.000023 segundos.</text:p>
          </table:table-cell>
          <table:table-cell table:number-columns-repeated="9"/>
          <table:table-cell office:value-type="string" calcext:value-type="string">
            <text:p><text:s/>Primos menores que <text:s text:c="7"/>500: <text:s text:c="8"/>95. Tiempo secuencial: 0.000016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7"/>500: <text:s text:c="8"/>95. Tiempo secuencial: 0.000011 segundos.</text:p>
          </table:table-cell>
          <table:table-cell table:number-columns-repeated="9"/>
          <table:table-cell office:value-type="string" calcext:value-type="string">
            <text:p><text:s/>Primos menores que <text:s text:c="7"/>500: <text:s text:c="8"/>95. Tiempo paralelo : 0.000034 s. Tiempos parciales: 0.000022 </text:p>
          </table:table-cell>
          <table:table-cell table:number-columns-repeated="9"/>
          <table:table-cell office:value-type="string" calcext:value-type="string">
            <text:p><text:s/>Primos menores que <text:s text:c="7"/>500: <text:s text:c="8"/>95. Tiempo paralelo : 0.000027 s. Tiempos parciales: 0.000017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7"/>500: <text:s text:c="8"/>95. Tiempo paralelo : 0.000017 s. Tiempos parciales: 0.000010 </text:p>
          </table:table-cell>
          <table:table-cell table:number-columns-repeated="9"/>
          <table:table-cell office:value-type="string" calcext:value-type="string">
            <text:p><text:s/>Speed-up: 0.672711, Eficiencia: 0.672711</text:p>
          </table:table-cell>
          <table:table-cell table:number-columns-repeated="9"/>
          <table:table-cell office:value-type="string" calcext:value-type="string">
            <text:p><text:s/>Speed-up: 0.609560, Eficiencia: 0.6095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0.61, Eficiencia: 0.609342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<text:s/>Primos menores que <text:s text:c="6"/>5000: <text:s text:c="7"/>669. Tiempo secuencial: 0.000489 segundos.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secuencial: 0.000299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6"/>5000: <text:s text:c="7"/>669. Tiempo secuencial: 0.000222 segundos.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paralelo : 0.000451 s. Tiempos parciales: 0.000450 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paralelo : 0.000224 s. Tiempos parciales: 0.000224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6"/>5000: <text:s text:c="7"/>669. Tiempo paralelo : 0.000250 s. Tiempos parciales: 0.000249 </text:p>
          </table:table-cell>
          <table:table-cell table:number-columns-repeated="9"/>
          <table:table-cell office:value-type="string" calcext:value-type="string">
            <text:p><text:s/>Speed-up: 1.083468, Eficiencia: 1.083468</text:p>
          </table:table-cell>
          <table:table-cell table:number-columns-repeated="9"/>
          <table:table-cell office:value-type="string" calcext:value-type="string">
            <text:p><text:s/>Speed-up: 1.331922, Eficiencia: 1.3319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0.89, Eficiencia: 0.890908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<text:s/>Primos menores que <text:s text:c="5"/>50000: <text:s text:c="6"/>5133. Tiempo secuencial: 0.010470 segundos.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secuencial: 0.005229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5"/>50000: <text:s text:c="6"/>5133. Tiempo secuencial: 0.006384 segundos.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paralelo : 0.009679 s. Tiempos parciales: 0.009677 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paralelo : 0.005283 s. Tiempos parciales: 0.005282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5"/>50000: <text:s text:c="6"/>5133. Tiempo paralelo : 0.007305 s. Tiempos parciales: 0.007303 </text:p>
          </table:table-cell>
          <table:table-cell table:number-columns-repeated="9"/>
          <table:table-cell office:value-type="string" calcext:value-type="string">
            <text:p><text:s/>Speed-up: 1.081798, Eficiencia: 1.081798</text:p>
          </table:table-cell>
          <table:table-cell table:number-columns-repeated="9"/>
          <table:table-cell office:value-type="string" calcext:value-type="string">
            <text:p><text:s/>Speed-up: 0.989789, Eficiencia: 0.9897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0.87, Eficiencia: 0.873955</text:p>
          </table:table-cell>
          <table:table-cell table:number-columns-repeated="17"/>
          <table:table-cell table:style-name="ce1"/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<text:s/>Primos menores que <text:s text:c="4"/>500000: <text:s text:c="5"/>41538. Tiempo secuencial: 0.133394 segundos.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secuencial: 0.128929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4"/>500000: <text:s text:c="5"/>41538. Tiempo secuencial: 0.130648 segundos.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paralelo : 0.129059 s. Tiempos parciales: 0.129056 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paralelo : 0.128931 s. Tiempos parciales: 0.128931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4"/>500000: <text:s text:c="5"/>41538. Tiempo paralelo : 0.129048 s. Tiempos parciales: 0.129046 </text:p>
          </table:table-cell>
          <table:table-cell table:number-columns-repeated="9"/>
          <table:table-cell office:value-type="string" calcext:value-type="string">
            <text:p><text:s/>Speed-up: 1.033587, Eficiencia: 1.033587</text:p>
          </table:table-cell>
          <table:table-cell table:number-columns-repeated="9"/>
          <table:table-cell office:value-type="string" calcext:value-type="string">
            <text:p><text:s/>Speed-up: 0.999983, Eficiencia: 0.9999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1.01, Eficiencia: 1.012399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<text:s/>Primos menores que <text:s text:c="3"/>5000000: <text:s text:c="4"/>348513. Tiempo secuencial: 3.393489 segundos.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secuencial: 3.394004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3"/>5000000: <text:s text:c="4"/>348513. Tiempo secuencial: 3.394522 segundos.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paralelo : 3.395292 s. Tiempos parciales: 3.395289 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paralelo : 3.394626 s. Tiempos parciales: 3.394622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3"/>5000000: <text:s text:c="4"/>348513. Tiempo paralelo : 3.403997 s. Tiempos parciales: 3.403993 </text:p>
          </table:table-cell>
          <table:table-cell table:number-columns-repeated="9"/>
          <table:table-cell office:value-type="string" calcext:value-type="string">
            <text:p><text:s/>Speed-up: 0.999469, Eficiencia: 0.999469</text:p>
          </table:table-cell>
          <table:table-cell table:number-columns-repeated="9"/>
          <table:table-cell office:value-type="string" calcext:value-type="string">
            <text:p><text:s/>Speed-up: 0.999817, Eficiencia: 0.9998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1.00, Eficiencia: 0.997217</text:p>
          </table:table-cell>
          <table:table-cell table:number-columns-repeated="5"/>
          <table:table-cell table:style-name="ce1"/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1 nodo 3 cores</text:p>
          </table:table-cell>
          <table:table-cell/>
          <table:table-cell office:value-type="string" calcext:value-type="string">
            <text:p>3 procesos</text:p>
          </table:table-cell>
          <table:table-cell table:number-columns-repeated="7"/>
          <table:table-cell office:value-type="string" calcext:value-type="string">
            <text:p>2 nodos 3 cores</text:p>
          </table:table-cell>
          <table:table-cell/>
          <table:table-cell office:value-type="string" calcext:value-type="string">
            <text:p>6 procesos</text:p>
          </table:table-cell>
          <table:table-cell table:number-columns-repeated="7"/>
          <table:table-cell office:value-type="string" calcext:value-type="string">
            <text:p>4 nodos 2 core</text:p>
          </table:table-cell>
          <table:table-cell/>
          <table:table-cell office:value-type="string" calcext:value-type="string">
            <text:p>8 procesos</text:p>
          </table:table-cell>
        </table:table-row>
        <table:table-row table:style-name="ro1">
          <table:table-cell/>
          <table:table-cell office:value-type="string" calcext:value-type="string">
            <text:p><text:s/>Primos menores que <text:s text:c="7"/>500: <text:s text:c="8"/>95. Tiempo secuencial: 0.000016 segundos.</text:p>
          </table:table-cell>
          <table:table-cell table:number-columns-repeated="9"/>
          <table:table-cell office:value-type="string" calcext:value-type="string">
            <text:p><text:s/>Primos menores que <text:s text:c="7"/>500: <text:s text:c="8"/>95. Tiempo secuencial: 0.000023 segundos.</text:p>
          </table:table-cell>
          <table:table-cell table:number-columns-repeated="9"/>
          <table:table-cell office:value-type="string" calcext:value-type="string">
            <text:p>Primos menores que <text:s text:c="7"/>500: <text:s text:c="8"/>95. Tiempo secuencial: 0.000011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7"/>500: <text:s text:c="8"/>95. Tiempo paralelo : 0.000025 s. Tiempos parciales: 0.000016 </text:p>
          </table:table-cell>
          <table:table-cell table:number-columns-repeated="9"/>
          <table:table-cell office:value-type="string" calcext:value-type="string">
            <text:p><text:s/>Primos menores que <text:s text:c="7"/>500: <text:s text:c="8"/>95. Tiempo paralelo : 0.000034 s. Tiempos parciales: 0.000022 </text:p>
          </table:table-cell>
          <table:table-cell table:number-columns-repeated="9"/>
          <table:table-cell office:value-type="string" calcext:value-type="string">
            <text:p><text:s/>Primos menores que <text:s text:c="7"/>500: <text:s text:c="8"/>95. Tiempo paralelo : 0.000018 s. Tiempos parciales: 0.000011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0.65, Eficiencia: 0.646405</text:p>
          </table:table-cell>
          <table:table-cell table:number-columns-repeated="9"/>
          <table:table-cell office:value-type="string" calcext:value-type="string">
            <text:p><text:s/>Speed-up: 0.672711, Eficiencia: 0.672711</text:p>
          </table:table-cell>
          <table:table-cell table:number-columns-repeated="9"/>
          <table:table-cell office:value-type="string" calcext:value-type="string">
            <text:p><text:s/>Speed-up: 0.612930, Eficiencia: 0.612930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<text:s/>Primos menores que <text:s text:c="6"/>5000: <text:s text:c="7"/>669. Tiempo secuencial: 0.000353 segundos.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secuencial: 0.000489 segundos.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secuencial: 0.000228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6"/>5000: <text:s text:c="7"/>669. Tiempo paralelo : 0.000579 s. Tiempos parciales: 0.000578 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paralelo : 0.000451 s. Tiempos parciales: 0.000450 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paralelo : 0.000229 s. Tiempos parciales: 0.000229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0.61, Eficiencia: 0.608664</text:p>
          </table:table-cell>
          <table:table-cell table:number-columns-repeated="9"/>
          <table:table-cell office:value-type="string" calcext:value-type="string">
            <text:p><text:s/>Speed-up: 1.083468, Eficiencia: 1.083468</text:p>
          </table:table-cell>
          <table:table-cell table:number-columns-repeated="9"/>
          <table:table-cell office:value-type="string" calcext:value-type="string">
            <text:p><text:s/>Speed-up: 0.993269, Eficiencia: 0.993269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<text:s/>Primos menores que <text:s text:c="5"/>50000: <text:s text:c="6"/>5133. Tiempo secuencial: 0.005389 segundos.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secuencial: 0.010470 segundos.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secuencial: 0.005242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5"/>50000: <text:s text:c="6"/>5133. Tiempo paralelo : 0.005219 s. Tiempos parciales: 0.005218 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paralelo : 0.009679 s. Tiempos parciales: 0.009677 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paralelo : 0.005213 s. Tiempos parciales: 0.005213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1.03, Eficiencia: 1.032474</text:p>
          </table:table-cell>
          <table:table-cell table:number-columns-repeated="9"/>
          <table:table-cell office:value-type="string" calcext:value-type="string">
            <text:p><text:s/>Speed-up: 1.081798, Eficiencia: 1.081798</text:p>
          </table:table-cell>
          <table:table-cell table:number-columns-repeated="9"/>
          <table:table-cell office:value-type="string" calcext:value-type="string">
            <text:p><text:s/>Speed-up: 1.005410, Eficiencia: 1.005410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<text:s/>Primos menores que <text:s text:c="4"/>500000: <text:s text:c="5"/>41538. Tiempo secuencial: 0.128982 segundos.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secuencial: 0.133394 segundos.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secuencial: 0.129073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4"/>500000: <text:s text:c="5"/>41538. Tiempo paralelo : 0.129037 s. Tiempos parciales: 0.129036 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paralelo : 0.129059 s. Tiempos parciales: 0.129056 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paralelo : 0.129006 s. Tiempos parciales: 0.129005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1.00, Eficiencia: 0.999576</text:p>
          </table:table-cell>
          <table:table-cell table:number-columns-repeated="9"/>
          <table:table-cell office:value-type="string" calcext:value-type="string">
            <text:p><text:s/>Speed-up: 1.033587, Eficiencia: 1.033587</text:p>
          </table:table-cell>
          <table:table-cell table:number-columns-repeated="9"/>
          <table:table-cell office:value-type="string" calcext:value-type="string">
            <text:p><text:s/>Speed-up: 1.000517, Eficiencia: 1.000517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<text:s/>Primos menores que <text:s text:c="3"/>5000000: <text:s text:c="4"/>348513. Tiempo secuencial: 3.393990 segundos.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secuencial: 3.393489 segundos.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secuencial: 3.394188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3"/>5000000: <text:s text:c="4"/>348513. Tiempo paralelo : 3.393884 s. Tiempos parciales: 3.393881 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paralelo : 3.395292 s. Tiempos parciales: 3.395289 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paralelo : 3.393339 s. Tiempos parciales: 3.393336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1.00, Eficiencia: 1.000031</text:p>
          </table:table-cell>
          <table:table-cell table:number-columns-repeated="9"/>
          <table:table-cell office:value-type="string" calcext:value-type="string">
            <text:p><text:s/>Speed-up: 0.999469, Eficiencia: 0.999469</text:p>
          </table:table-cell>
          <table:table-cell table:number-columns-repeated="9"/>
          <table:table-cell office:value-type="string" calcext:value-type="string">
            <text:p><text:s/>Speed-up: 1.000250, Eficiencia: 1.000250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1 nodo 4 cores</text:p>
          </table:table-cell>
          <table:table-cell/>
          <table:table-cell office:value-type="string" calcext:value-type="string">
            <text:p>4 procesos</text:p>
          </table:table-cell>
          <table:table-cell table:number-columns-repeated="7"/>
          <table:table-cell office:value-type="string" calcext:value-type="string">
            <text:p>2 nodos 4 cores</text:p>
          </table:table-cell>
          <table:table-cell/>
          <table:table-cell office:value-type="string" calcext:value-type="string">
            <text:p>8 procesos</text:p>
          </table:table-cell>
          <table:table-cell table:number-columns-repeated="7"/>
          <table:table-cell office:value-type="string" calcext:value-type="string">
            <text:p>4 nodos 3 core</text:p>
          </table:table-cell>
          <table:table-cell/>
          <table:table-cell office:value-type="string" calcext:value-type="string">
            <text:p>12 procesos</text:p>
          </table:table-cell>
        </table:table-row>
        <table:table-row table:style-name="ro1">
          <table:table-cell/>
          <table:table-cell office:value-type="string" calcext:value-type="string">
            <text:p><text:s/>Primos menores que <text:s text:c="7"/>500: <text:s text:c="8"/>95. Tiempo secuencial: 0.000016 segundos.</text:p>
          </table:table-cell>
          <table:table-cell table:number-columns-repeated="9"/>
          <table:table-cell office:value-type="string" calcext:value-type="string">
            <text:p>Primos menores que <text:s text:c="7"/>500: <text:s text:c="8"/>95. Tiempo secuencial: 0.000016 segundos.</text:p>
          </table:table-cell>
          <table:table-cell table:number-columns-repeated="9"/>
          <table:table-cell office:value-type="string" calcext:value-type="string">
            <text:p>Primos menores que <text:s text:c="7"/>500: <text:s text:c="8"/>95. Tiempo secuencial: 0.000011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7"/>500: <text:s text:c="8"/>95. Tiempo paralelo : 0.000025 s. Tiempos parciales: 0.000016 </text:p>
          </table:table-cell>
          <table:table-cell table:number-columns-repeated="9"/>
          <table:table-cell office:value-type="string" calcext:value-type="string">
            <text:p><text:s/>Primos menores que <text:s text:c="7"/>500: <text:s text:c="8"/>95. Tiempo paralelo : 0.000026 s. Tiempos parciales: 0.000016 </text:p>
          </table:table-cell>
          <table:table-cell table:number-columns-repeated="9"/>
          <table:table-cell office:value-type="string" calcext:value-type="string">
            <text:p><text:s/>Primos menores que <text:s text:c="7"/>500: <text:s text:c="8"/>95. Tiempo paralelo : 0.000019 s. Tiempos parciales: 0.000012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0.65, Eficiencia: 0.646405</text:p>
          </table:table-cell>
          <table:table-cell table:number-columns-repeated="9"/>
          <table:table-cell office:value-type="string" calcext:value-type="string">
            <text:p><text:s/>Speed-up: 0.636214, Eficiencia: 0.636214</text:p>
          </table:table-cell>
          <table:table-cell table:number-columns-repeated="9"/>
          <table:table-cell office:value-type="string" calcext:value-type="string">
            <text:p><text:s/>Speed-up: 0.577823, Eficiencia: 0.577823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<text:s/>Primos menores que <text:s text:c="6"/>5000: <text:s text:c="7"/>669. Tiempo secuencial: 0.000353 segundos.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secuencial: 0.000335 segundos.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secuencial: 0.000231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6"/>5000: <text:s text:c="7"/>669. Tiempo paralelo : 0.000579 s. Tiempos parciales: 0.000578 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paralelo : 0.000238 s. Tiempos parciales: 0.000238 </text:p>
          </table:table-cell>
          <table:table-cell table:number-columns-repeated="9"/>
          <table:table-cell office:value-type="string" calcext:value-type="string">
            <text:p><text:s/>Primos menores que <text:s text:c="6"/>5000: <text:s text:c="7"/>669. Tiempo paralelo : 0.000225 s. Tiempos parciales: 0.000225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0.61, Eficiencia: 0.608664</text:p>
          </table:table-cell>
          <table:table-cell table:number-columns-repeated="9"/>
          <table:table-cell office:value-type="string" calcext:value-type="string">
            <text:p><text:s/>Speed-up: 1.409298, Eficiencia: 1.409298</text:p>
          </table:table-cell>
          <table:table-cell table:number-columns-repeated="9"/>
          <table:table-cell office:value-type="string" calcext:value-type="string">
            <text:p><text:s/>Speed-up: 1.027626, Eficiencia: 1.027626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<text:s/>Primos menores que <text:s text:c="5"/>50000: <text:s text:c="6"/>5133. Tiempo secuencial: 0.005389 segundos.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secuencial: 0.005235 segundos.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secuencial: 0.005236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5"/>50000: <text:s text:c="6"/>5133. Tiempo paralelo : 0.005219 s. Tiempos parciales: 0.005218 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paralelo : 0.005283 s. Tiempos parciales: 0.005282 </text:p>
          </table:table-cell>
          <table:table-cell table:number-columns-repeated="9"/>
          <table:table-cell office:value-type="string" calcext:value-type="string">
            <text:p><text:s/>Primos menores que <text:s text:c="5"/>50000: <text:s text:c="6"/>5133. Tiempo paralelo : 0.005272 s. Tiempos parciales: 0.005272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1.03, Eficiencia: 1.032474</text:p>
          </table:table-cell>
          <table:table-cell table:number-columns-repeated="9"/>
          <table:table-cell office:value-type="string" calcext:value-type="string">
            <text:p><text:s/>Speed-up: 0.991058, Eficiencia: 0.991058</text:p>
          </table:table-cell>
          <table:table-cell table:number-columns-repeated="9"/>
          <table:table-cell office:value-type="string" calcext:value-type="string">
            <text:p><text:s/>Speed-up: 0.993109, Eficiencia: 0.993109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<text:s/>Primos menores que <text:s text:c="4"/>500000: <text:s text:c="5"/>41538. Tiempo secuencial: 0.128982 segundos.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secuencial: 0.129003 segundos.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secuencial: 0.129137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4"/>500000: <text:s text:c="5"/>41538. Tiempo paralelo : 0.129037 s. Tiempos parciales: 0.129036 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paralelo : 0.129000 s. Tiempos parciales: 0.128997 </text:p>
          </table:table-cell>
          <table:table-cell table:number-columns-repeated="9"/>
          <table:table-cell office:value-type="string" calcext:value-type="string">
            <text:p><text:s/>Primos menores que <text:s text:c="4"/>500000: <text:s text:c="5"/>41538. Tiempo paralelo : 0.129112 s. Tiempos parciales: 0.129110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1.00, Eficiencia: 0.999576</text:p>
          </table:table-cell>
          <table:table-cell table:number-columns-repeated="9"/>
          <table:table-cell office:value-type="string" calcext:value-type="string">
            <text:p><text:s/>Speed-up: 1.000026, Eficiencia: 1.000026</text:p>
          </table:table-cell>
          <table:table-cell table:number-columns-repeated="9"/>
          <table:table-cell office:value-type="string" calcext:value-type="string">
            <text:p><text:s/>Speed-up: 1.000190, Eficiencia: 1.000190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<text:s/>Primos menores que <text:s text:c="3"/>5000000: <text:s text:c="4"/>348513. Tiempo secuencial: 3.393990 segundos.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secuencial: 3.394090 segundos.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secuencial: 3.397876 segund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imos menores que <text:s text:c="3"/>5000000: <text:s text:c="4"/>348513. Tiempo paralelo : 3.393884 s. Tiempos parciales: 3.393881 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paralelo : 3.396171 s. Tiempos parciales: 3.396168 </text:p>
          </table:table-cell>
          <table:table-cell table:number-columns-repeated="9"/>
          <table:table-cell office:value-type="string" calcext:value-type="string">
            <text:p><text:s/>Primos menores que <text:s text:c="3"/>5000000: <text:s text:c="4"/>348513. Tiempo paralelo : 3.397937 s. Tiempos parciales: 3.397933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eed-up: 1.00, Eficiencia: 1.000031</text:p>
          </table:table-cell>
          <table:table-cell table:number-columns-repeated="9"/>
          <table:table-cell office:value-type="string" calcext:value-type="string">
            <text:p><text:s/>Speed-up: 0.999387, Eficiencia: 0.999387</text:p>
          </table:table-cell>
          <table:table-cell table:number-columns-repeated="9"/>
          <table:table-cell office:value-type="string" calcext:value-type="string">
            <text:p><text:s/>Speed-up: 0.999982, Eficiencia: 0.999982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1"/>
          <table:table-cell office:value-type="string" calcext:value-type="string">
            <text:p>4 nodos 4 cores</text:p>
          </table:table-cell>
          <table:table-cell/>
          <table:table-cell office:value-type="string" calcext:value-type="string">
            <text:p>16 procesos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rimos menores que <text:s text:c="7"/>500: <text:s text:c="8"/>95. Tiempo secuencial: 0.000011 segundos.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<text:s/>Primos menores que <text:s text:c="7"/>500: <text:s text:c="8"/>95. Tiempo paralelo : 0.000019 s. Tiempos parciales: 0.000012 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<text:s/>Speed-up: 0.577823, Eficiencia: 0.577823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1"/>
          <table:table-cell office:value-type="string" calcext:value-type="string">
            <text:p><text:s/>Primos menores que <text:s text:c="6"/>5000: <text:s text:c="7"/>669. Tiempo secuencial: 0.000231 segundos.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<text:s/>Primos menores que <text:s text:c="6"/>5000: <text:s text:c="7"/>669. Tiempo paralelo : 0.000225 s. Tiempos parciales: 0.000225 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<text:s/>Speed-up: 1.027626, Eficiencia: 1.027626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1"/>
          <table:table-cell office:value-type="string" calcext:value-type="string">
            <text:p><text:s/>Primos menores que <text:s text:c="5"/>50000: <text:s text:c="6"/>5133. Tiempo secuencial: 0.005236 segundos.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<text:s/>Primos menores que <text:s text:c="5"/>50000: <text:s text:c="6"/>5133. Tiempo paralelo : 0.005272 s. Tiempos parciales: 0.005272 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<text:s/>Speed-up: 0.993109, Eficiencia: 0.993109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1"/>
          <table:table-cell office:value-type="string" calcext:value-type="string">
            <text:p><text:s/>Primos menores que <text:s text:c="4"/>500000: <text:s text:c="5"/>41538. Tiempo secuencial: 0.129137 segundos.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<text:s/>Primos menores que <text:s text:c="4"/>500000: <text:s text:c="5"/>41538. Tiempo paralelo : 0.129112 s. Tiempos parciales: 0.129110 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<text:s/>Speed-up: 1.000190, Eficiencia: 1.000190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1"/>
          <table:table-cell office:value-type="string" calcext:value-type="string">
            <text:p><text:s/>Primos menores que <text:s text:c="3"/>5000000: <text:s text:c="4"/>348513. Tiempo secuencial: 3.397876 segundos.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<text:s/>Primos menores que <text:s text:c="3"/>5000000: <text:s text:c="4"/>348513. Tiempo paralelo : 3.397937 s. Tiempos parciales: 3.397933 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string" calcext:value-type="string">
            <text:p><text:s/>Speed-up: 0.999982, Eficiencia: 0.9999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5:38:45.364723362</meta:creation-date>
    <dc:date>2025-03-17T17:13:54.419807330</dc:date>
    <meta:editing-duration>PT24M2S</meta:editing-duration>
    <meta:editing-cycles>2</meta:editing-cycles>
    <meta:generator>LibreOffice/24.2.6.2$Linux_X86_64 LibreOffice_project/420$Build-2</meta:generator>
    <meta:document-statistic meta:table-count="2" meta:cell-count="170" meta:object-count="0"/>
  </office:meta>
</office:document-meta>
</file>